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61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end" fo:margin-left="0c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3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>
        <table:shapes>
          <draw:frame draw:z-index="0" draw:style-name="gr1" draw:text-style-name="P1" svg:width="15.999cm" svg:height="8.999cm" svg:x="18.2cm" svg:y="0.158cm">
            <draw:object draw:notify-on-update-of-ranges="Charts.A2:Charts.A9 Charts.B1:Charts.B1 Charts.B2:Charts.B9 Charts.C1:Charts.C1 Charts.C2:Charts.C9 Charts.D1:Charts.D1 Charts.D2:Charts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25cm" svg:y="9.28cm">
            <draw:object draw:notify-on-update-of-ranges="Charts.B32:Charts.D32 Charts.A33:Charts.A33 Charts.B33:Charts.D33 Charts.A34:Charts.A34 Charts.B34:Charts.D34 Charts.A35:Charts.A35 Charts.B35:Charts.D35 Charts.A36:Charts.A36 Charts.B36:Charts.D36 Charts.A37:Charts.A37 Charts.B37:Charts.D37 Charts.A38:Charts.A38 Charts.B38:Charts.D38 Charts.A39:Charts.A39 Charts.B39:Charts.D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096cm" svg:y="18.784cm">
            <draw:object draw:notify-on-update-of-ranges="Charts.A33:Charts.A39 Charts.B32:Charts.B32 Charts.B33:Charts.B39 Charts.C32:Charts.C32 Charts.C33:Charts.C39 Charts.D32:Charts.D32 Charts.D33:Charts.D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96cm" svg:y="28.401cm">
            <draw:object draw:notify-on-update-of-ranges="Charts.A62:Charts.A66 Charts.B61:Charts.B61 Charts.B62:Charts.B66 Charts.C61:Charts.C61 Charts.C62:Charts.C66 Charts.D61:Charts.D61 Charts.D62:Charts.D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068cm" svg:y="37.899cm">
            <draw:object draw:notify-on-update-of-ranges="Charts.A83:Charts.A87 Charts.B82:Charts.B82 Charts.B83:Charts.B87 Charts.C82:Charts.C82 Charts.C83:Charts.C87 Charts.D82:Charts.D82 Charts.D83:Charts.D8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2100" calcext:value-type="float">
            <text:p>2100</text:p>
          </table:table-cell>
          <table:table-cell/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Societal sustainability awarenes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Economic centralisatio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5" calcext:value-type="float">
            <text:p>2.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City siz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Carbon intensity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Consumption levels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Travel demand per capit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Total travel dema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Urban densit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3" table:number-columns-repeated="2"/>
        </table:table-row>
        <table:table-row table:style-name="ro3" table:number-rows-repeated="3">
          <table:table-cell table:style-name="Default"/>
          <table:table-cell table:number-columns-repeated="4"/>
          <table:table-cell table:style-name="ce3" table:number-columns-repeated="2"/>
        </table:table-row>
        <table:table-row table:style-name="ro3" table:number-rows-repeated="4">
          <table:table-cell table:style-name="ce3" table:number-columns-repeated="3"/>
          <table:table-cell table:number-columns-repeated="2"/>
          <table:table-cell table:style-name="ce3" table:number-columns-repeated="2"/>
        </table:table-row>
        <table:table-row table:style-name="ro3" table:number-rows-repeated="3">
          <table:table-cell table:style-name="ce3" table:number-columns-repeated="4"/>
          <table:table-cell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SSP1 implementation</text:p>
          </table:table-cell>
          <table:table-cell table:style-name="ce12" office:value-type="string" calcext:value-type="string" table:number-columns-spanned="3" table:number-rows-spanned="1">
            <text:p>(the numbers are mm measured in the paper's chart)</text:p>
          </table:table-cell>
          <table:covered-table-cell table:style-name="ce18"/>
          <table:covered-table-cell table:style-name="ce22"/>
          <table:table-cell/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50" calcext:value-type="float">
            <text:p>2050</text:p>
          </table:table-cell>
          <table:table-cell table:style-name="ce23" office:value-type="float" office:value="2100" calcext:value-type="float">
            <text:p>2100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Walk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.1" calcext:value-type="float">
            <text:p>1.1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iking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1.9" calcext:value-type="float">
            <text:p>1.9</text:p>
          </table:table-cell>
          <table:table-cell table:style-name="ce24" office:value-type="float" office:value="3.3" calcext:value-type="float">
            <text:p>3.3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8.5" calcext:value-type="float">
            <text:p>8.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HSTra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.9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1.8" calcext:value-type="float">
            <text:p>1.8</text:p>
          </table:table-cell>
          <table:table-cell table:style-name="ce24" office:value-type="float" office:value="2.2" calcext:value-type="float">
            <text:p>2.2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4" table:formula="of:=SUM([.B22:.B28])" office:value-type="float" office:value="11.7" calcext:value-type="float">
            <text:p>11.7</text:p>
          </table:table-cell>
          <table:table-cell table:style-name="ce14" table:formula="of:=SUM([.C22:.C28])" office:value-type="float" office:value="28.1" calcext:value-type="float">
            <text:p>28.1</text:p>
          </table:table-cell>
          <table:table-cell table:style-name="ce25" table:formula="of:=SUM([.D22:.D28])" office:value-type="float" office:value="30.6" calcext:value-type="float">
            <text:p>30.6</text:p>
          </table:table-cell>
          <table:table-cell/>
          <table:table-cell table:style-name="ce3" table:number-columns-repeated="2"/>
        </table:table-row>
        <table:table-row table:style-name="ro3">
          <table:table-cell/>
          <table:table-cell table:style-name="ce3" table:number-columns-repeated="2"/>
          <table:table-cell table:style-name="ce23"/>
          <table:table-cell/>
          <table:table-cell table:style-name="ce3"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(the shares are calc. according to Tpkm/yr)</text:p>
          </table:table-cell>
          <table:covered-table-cell table:style-name="ce3"/>
          <table:covered-table-cell table:style-name="ce23"/>
          <table:table-cell/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50" calcext:value-type="float">
            <text:p>2050</text:p>
          </table:table-cell>
          <table:table-cell table:style-name="ce23" office:value-type="float" office:value="2100" calcext:value-type="float">
            <text:p>2100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Walking</text:p>
          </table:table-cell>
          <table:table-cell table:style-name="ce16" table:formula="of:=[.B22]/[.B$29]*100" office:value-type="float" office:value="17.0940170940171" calcext:value-type="float">
            <text:p>17.09</text:p>
          </table:table-cell>
          <table:table-cell table:style-name="ce16" table:formula="of:=[.C22]/[.C$29]*100" office:value-type="float" office:value="10.6761565836299" calcext:value-type="float">
            <text:p>10.68</text:p>
          </table:table-cell>
          <table:table-cell table:style-name="ce26" table:formula="of:=[.D22]/[.D$29]*100" office:value-type="float" office:value="3.59477124183007" calcext:value-type="float">
            <text:p>3.59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iking</text:p>
          </table:table-cell>
          <table:table-cell table:style-name="ce16" table:formula="of:=[.B23]/[.B$29]*100" office:value-type="float" office:value="6.83760683760684" calcext:value-type="float">
            <text:p>6.84</text:p>
          </table:table-cell>
          <table:table-cell table:style-name="ce16" table:formula="of:=[.C23]/[.C$29]*100" office:value-type="float" office:value="6.76156583629893" calcext:value-type="float">
            <text:p>6.76</text:p>
          </table:table-cell>
          <table:table-cell table:style-name="ce26" table:formula="of:=[.D23]/[.D$29]*100" office:value-type="float" office:value="10.7843137254902" calcext:value-type="float">
            <text:p>10.78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table:style-name="ce16" table:formula="of:=[.B24]/[.B$29]*100" office:value-type="float" office:value="25.6410256410256" calcext:value-type="float">
            <text:p>25.64</text:p>
          </table:table-cell>
          <table:table-cell table:style-name="ce16" table:formula="of:=[.C24]/[.C$29]*100" office:value-type="float" office:value="28.4697508896797" calcext:value-type="float">
            <text:p>28.47</text:p>
          </table:table-cell>
          <table:table-cell table:style-name="ce26" table:formula="of:=[.D24]/[.D$29]*100" office:value-type="float" office:value="26.1437908496732" calcext:value-type="float">
            <text:p>26.14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table:style-name="ce16" table:formula="of:=[.B25]/[.B$29]*100" office:value-type="float" office:value="6.83760683760684" calcext:value-type="float">
            <text:p>6.84</text:p>
          </table:table-cell>
          <table:table-cell table:style-name="ce16" table:formula="of:=[.C25]/[.C$29]*100" office:value-type="float" office:value="14.2348754448399" calcext:value-type="float">
            <text:p>14.23</text:p>
          </table:table-cell>
          <table:table-cell table:style-name="ce26" table:formula="of:=[.D25]/[.D$29]*100" office:value-type="float" office:value="13.0718954248366" calcext:value-type="float">
            <text:p>13.07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style-name="ce16" table:formula="of:=[.B26]/[.B$29]*100" office:value-type="float" office:value="35.8974358974359" calcext:value-type="float">
            <text:p>35.90</text:p>
          </table:table-cell>
          <table:table-cell table:style-name="ce16" table:formula="of:=[.C26]/[.C$29]*100" office:value-type="float" office:value="30.2491103202847" calcext:value-type="float">
            <text:p>30.25</text:p>
          </table:table-cell>
          <table:table-cell table:style-name="ce26" table:formula="of:=[.D26]/[.D$29]*100" office:value-type="float" office:value="19.6078431372549" calcext:value-type="float">
            <text:p>19.61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HSTrain</text:p>
          </table:table-cell>
          <table:table-cell table:style-name="ce16" table:formula="of:=[.B27]/[.B$29]*100" office:value-type="float" office:value="0" calcext:value-type="float">
            <text:p>0.00</text:p>
          </table:table-cell>
          <table:table-cell table:style-name="ce16" table:formula="of:=[.C27]/[.C$29]*100" office:value-type="float" office:value="3.20284697508897" calcext:value-type="float">
            <text:p>3.20</text:p>
          </table:table-cell>
          <table:table-cell table:style-name="ce26" table:formula="of:=[.D27]/[.D$29]*100" office:value-type="float" office:value="19.6078431372549" calcext:value-type="float">
            <text:p>19.61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table:style-name="ce16" table:formula="of:=[.B28]/[.B$29]*100" office:value-type="float" office:value="7.69230769230769" calcext:value-type="float">
            <text:p>7.69</text:p>
          </table:table-cell>
          <table:table-cell table:style-name="ce16" table:formula="of:=[.C28]/[.C$29]*100" office:value-type="float" office:value="6.40569395017794" calcext:value-type="float">
            <text:p>6.41</text:p>
          </table:table-cell>
          <table:table-cell table:style-name="ce26" table:formula="of:=[.D28]/[.D$29]*100" office:value-type="float" office:value="7.18954248366013" calcext:value-type="float">
            <text:p>7.19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7" table:formula="of:=SUM([.B33:.B39])" office:value-type="float" office:value="100" calcext:value-type="float">
            <text:p>100</text:p>
          </table:table-cell>
          <table:table-cell table:style-name="ce17" table:formula="of:=SUM([.C33:.C39])" office:value-type="float" office:value="100" calcext:value-type="float">
            <text:p>100</text:p>
          </table:table-cell>
          <table:table-cell table:style-name="ce27" table:formula="of:=SUM([.D33:.D39])" office:value-type="float" office:value="100" calcext:value-type="float">
            <text:p>100</text:p>
          </table:table-cell>
          <table:table-cell/>
          <table:table-cell table:style-name="ce3" table:number-columns-repeated="2"/>
        </table:table-row>
        <table:table-row table:style-name="ro3" table:number-rows-repeated="2">
          <table:table-cell table:style-name="ce3" table:number-columns-repeated="4"/>
          <table:table-cell/>
          <table:table-cell table:style-name="ce32" table:number-columns-repeated="2"/>
        </table:table-row>
        <table:table-row table:style-name="ro1">
          <table:table-cell/>
          <table:table-cell table:style-name="ce3" table:formula="of:=[$Charts.$B$32]" office:value-type="float" office:value="2010" calcext:value-type="float">
            <text:p>2010</text:p>
          </table:table-cell>
          <table:table-cell table:style-name="ce3" table:formula="of:=[$Charts.$C$32]" office:value-type="float" office:value="2050" calcext:value-type="float">
            <text:p>2050</text:p>
          </table:table-cell>
          <table:table-cell table:style-name="ce23" table:formula="of:=[$Charts.$D$32]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table:formula="of:=[$Charts.$A$35]" office:value-type="string" office:string-value="Bus" calcext:value-type="string">
            <text:p>Bus</text:p>
          </table:table-cell>
          <table:table-cell table:style-name="ce16" table:formula="of:=[$Charts.$B$35]" office:value-type="float" office:value="25.6410256410256" calcext:value-type="float">
            <text:p>25.64</text:p>
          </table:table-cell>
          <table:table-cell table:style-name="ce16" table:formula="of:=[$Charts.$C$35]" office:value-type="float" office:value="28.4697508896797" calcext:value-type="float">
            <text:p>28.47</text:p>
          </table:table-cell>
          <table:table-cell table:style-name="ce26" table:formula="of:=[$Charts.$D$35]" office:value-type="float" office:value="26.1437908496732" calcext:value-type="float">
            <text:p>26.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Charts.$A$37]" office:value-type="string" office:string-value="Car" calcext:value-type="string">
            <text:p>Car</text:p>
          </table:table-cell>
          <table:table-cell table:style-name="ce16" table:formula="of:=[$Charts.$B$37]" office:value-type="float" office:value="35.8974358974359" calcext:value-type="float">
            <text:p>35.90</text:p>
          </table:table-cell>
          <table:table-cell table:style-name="ce16" table:formula="of:=[$Charts.$C$37]" office:value-type="float" office:value="30.2491103202847" calcext:value-type="float">
            <text:p>30.25</text:p>
          </table:table-cell>
          <table:table-cell table:style-name="ce26" table:formula="of:=[$Charts.$D$37]" office:value-type="float" office:value="19.6078431372549" calcext:value-type="float">
            <text:p>19.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Charts.$A$34]" office:value-type="string" office:string-value="Biking" calcext:value-type="string">
            <text:p>Biking</text:p>
          </table:table-cell>
          <table:table-cell table:style-name="ce16" table:formula="of:=[$Charts.$B$34]" office:value-type="float" office:value="6.83760683760684" calcext:value-type="float">
            <text:p>6.84</text:p>
          </table:table-cell>
          <table:table-cell table:style-name="ce16" table:formula="of:=[$Charts.$C$34]" office:value-type="float" office:value="6.76156583629893" calcext:value-type="float">
            <text:p>6.76</text:p>
          </table:table-cell>
          <table:table-cell table:style-name="ce26" table:formula="of:=[$Charts.$D$34]" office:value-type="float" office:value="10.7843137254902" calcext:value-type="float">
            <text:p>10.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$Charts.$A$33]" office:value-type="string" office:string-value="Walking" calcext:value-type="string">
            <text:p>Walking</text:p>
          </table:table-cell>
          <table:table-cell table:style-name="ce16" table:formula="of:=[$Charts.$B$33]" office:value-type="float" office:value="17.0940170940171" calcext:value-type="float">
            <text:p>17.09</text:p>
          </table:table-cell>
          <table:table-cell table:style-name="ce16" table:formula="of:=[$Charts.$C$33]" office:value-type="float" office:value="10.6761565836299" calcext:value-type="float">
            <text:p>10.68</text:p>
          </table:table-cell>
          <table:table-cell table:style-name="ce26" table:formula="of:=[$Charts.$D$33]" office:value-type="float" office:value="3.59477124183007" calcext:value-type="float">
            <text:p>3.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$Charts.$A$38]" office:value-type="string" office:string-value="HSTrain" calcext:value-type="string">
            <text:p>HSTrain</text:p>
          </table:table-cell>
          <table:table-cell table:style-name="ce16" table:formula="of:=[$Charts.$B$38]" office:value-type="float" office:value="0" calcext:value-type="float">
            <text:p>0.00</text:p>
          </table:table-cell>
          <table:table-cell table:style-name="ce16" table:formula="of:=[$Charts.$C$38]" office:value-type="float" office:value="3.20284697508897" calcext:value-type="float">
            <text:p>3.20</text:p>
          </table:table-cell>
          <table:table-cell table:style-name="ce26" table:formula="of:=[$Charts.$D$38]" office:value-type="float" office:value="19.6078431372549" calcext:value-type="float">
            <text:p>19.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$Charts.$A$36]" office:value-type="string" office:string-value="Train" calcext:value-type="string">
            <text:p>Train</text:p>
          </table:table-cell>
          <table:table-cell table:style-name="ce16" table:formula="of:=[$Charts.$B$36]" office:value-type="float" office:value="6.83760683760684" calcext:value-type="float">
            <text:p>6.84</text:p>
          </table:table-cell>
          <table:table-cell table:style-name="ce16" table:formula="of:=[$Charts.$C$36]" office:value-type="float" office:value="14.2348754448399" calcext:value-type="float">
            <text:p>14.23</text:p>
          </table:table-cell>
          <table:table-cell table:style-name="ce26" table:formula="of:=[$Charts.$D$36]" office:value-type="float" office:value="13.0718954248366" calcext:value-type="float">
            <text:p>13.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$Charts.$A$39]" office:value-type="string" office:string-value="Air" calcext:value-type="string">
            <text:p>Air</text:p>
          </table:table-cell>
          <table:table-cell table:style-name="ce16" table:formula="of:=[$Charts.$B$39]" office:value-type="float" office:value="7.69230769230769" calcext:value-type="float">
            <text:p>7.69</text:p>
          </table:table-cell>
          <table:table-cell table:style-name="ce16" table:formula="of:=[$Charts.$C$39]" office:value-type="float" office:value="6.40569395017794" calcext:value-type="float">
            <text:p>6.41</text:p>
          </table:table-cell>
          <table:table-cell table:style-name="ce26" table:formula="of:=[$Charts.$D$39]" office:value-type="float" office:value="7.18954248366013" calcext:value-type="float">
            <text:p>7.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7" table:formula="of:=[$Charts.$A$40]" office:value-type="string" office:string-value="Total" calcext:value-type="string">
            <text:p>Total</text:p>
          </table:table-cell>
          <table:table-cell table:style-name="ce17" table:formula="of:=[$Charts.$B$40]" office:value-type="float" office:value="100" calcext:value-type="float">
            <text:p>100</text:p>
          </table:table-cell>
          <table:table-cell table:style-name="ce17" table:formula="of:=[$Charts.$C$40]" office:value-type="float" office:value="100" calcext:value-type="float">
            <text:p>100</text:p>
          </table:table-cell>
          <table:table-cell table:style-name="ce27" table:formula="of:=[$Charts.$D$40]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3" table:number-columns-repeated="4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"/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Public transport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50" calcext:value-type="float">
            <text:p>2050</text:p>
          </table:table-cell>
          <table:table-cell table:style-name="ce28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ability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er cost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1.5" calcext:value-type="float">
            <text:p>1.5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ty</text:p>
          </table:table-cell>
          <table:table-cell table:style-name="ce11" office:value-type="float" office:value="2.5" calcext:value-type="float">
            <text:p>2.5</text:p>
          </table:table-cell>
          <table:table-cell table:style-name="ce10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frastructure investments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1" table:number-columns-repeated="2"/>
          <table:table-cell table:style-name="ce10"/>
          <table:table-cell table:number-columns-repeated="3"/>
        </table:table-row>
        <table:table-row table:style-name="ro3" table:number-rows-repeated="5">
          <table:table-cell table:style-name="Default"/>
          <table:table-cell table:style-name="ce11" table:number-columns-repeated="3"/>
          <table:table-cell table:style-name="Default"/>
          <table:table-cell table:number-columns-repeated="2"/>
        </table:table-row>
        <table:table-row table:style-name="ro3" table:number-rows-repeated="9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Automobility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50" calcext:value-type="float">
            <text:p>2050</text:p>
          </table:table-cell>
          <table:table-cell table:style-name="ce31" office:value-type="float" office:value="2100" calcext:value-type="float">
            <text:p>21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iability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29" office:value-type="float" office:value="2.5" calcext:value-type="float">
            <text:p>2.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sumer cost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11" office:value-type="float" office:value="2.5" calcext:value-type="float">
            <text:p>2.5</text:p>
          </table:table-cell>
          <table:table-cell table:style-name="ce10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fety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Infrastructure investments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44:Charts.E50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24:09.415599259</meta:creation-date>
    <dc:date>2017-05-17T11:24:30.284152907</dc:date>
    <meta:editing-duration>P0D</meta:editing-duration>
    <meta:editing-cycles>1</meta:editing-cycles>
    <meta:document-statistic meta:table-count="1" meta:cell-count="198" meta:object-count="5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Charts.A1:Charts.D9" chart:data-source-has-labels="both" svg:x="0.32cm" svg:y="0.18cm" svg:width="13.169cm" svg:height="8.64cm">
          <chartooo:coordinate-region svg:x="3.914cm" svg:y="1.631cm" svg:width="5.739cm" svg:height="5.739cm"/>
          <chart:axis chart:dimension="x" chart:name="primary-x" chart:style-name="ch4" chartooo:axis-type="auto">
            <chartooo:date-scale/>
            <chart:categories table:cell-range-address="Charts.A2:Chart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B2:Charts.B9" chart:label-cell-address="Charts.B1:Charts.B1" chart:class="chart:radar">
            <chart:data-point chart:repeated="8"/>
          </chart:series>
          <chart:series chart:style-name="ch8" chart:values-cell-range-address="Charts.C2:Charts.C9" chart:label-cell-address="Charts.C1:Charts.C1" chart:class="chart:radar">
            <chart:data-point chart:repeated="8"/>
          </chart:series>
          <chart:series chart:style-name="ch9" chart:values-cell-range-address="Charts.D2:Charts.D9" chart:label-cell-address="Charts.D1:Charts.D1" chart:class="chart:rad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Charts.B1:Charts.B1</svg:desc>
                </draw:g>
              </table:table-cell>
              <table:table-cell office:value-type="string">
                <text:p>2050</text:p>
                <draw:g>
                  <svg:desc>Charts.C1:Charts.C1</svg:desc>
                </draw:g>
              </table:table-cell>
              <table:table-cell office:value-type="string">
                <text:p>2100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cietal sustainability awareness</text:p>
                <draw:g>
                  <svg:desc>Charts.A2:Charts.A9</svg:desc>
                </draw:g>
              </table:table-cell>
              <table:table-cell office:value-type="float" office:value="1">
                <text:p>1</text:p>
                <draw:g>
                  <svg:desc>Charts.B2:Charts.B9</svg:desc>
                </draw:g>
              </table:table-cell>
              <table:table-cell office:value-type="float" office:value="2">
                <text:p>2</text:p>
                <draw:g>
                  <svg:desc>Charts.C2:Charts.C9</svg:desc>
                </draw:g>
              </table:table-cell>
              <table:table-cell office:value-type="float" office:value="3">
                <text:p>3</text:p>
                <draw:g>
                  <svg:desc>Charts.D2:Charts.D9</svg:desc>
                </draw:g>
              </table:table-cell>
            </table:table-row>
            <table:table-row>
              <table:table-cell office:value-type="string">
                <text:p>Economic centralisation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ity sizes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rbon intensity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sumption levels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vel demand per capita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travel demand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Urban density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ajor="1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aecf00" draw:fill-color="#aecf00" draw:opacity-name="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6600ff" draw:fill-color="#6600ff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00cccc" draw:fill-color="#00cccc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cc00cc" draw:fill-color="#cc00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26cm" svg:y="2.612cm" style:legend-expansion="high" chart:style-name="ch2"/>
        <chart:plot-area chart:style-name="ch3" table:cell-range-address="Charts.A32:Charts.D39" chart:data-source-has-labels="both" svg:x="0.891cm" svg:y="0.302cm" svg:width="12.169cm" svg:height="8.514cm">
          <chartooo:coordinate-region svg:x="1.415cm" svg:y="0.515cm" svg:width="11.22cm" svg:height="7.627cm"/>
          <chart:axis chart:dimension="x" chart:name="primary-x" chart:style-name="ch4" chartooo:axis-type="auto">
            <chartooo:date-scale/>
            <chart:categories table:cell-range-address="Charts.B32:Charts.D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B33:Charts.D33" chart:label-cell-address="Charts.A33:Charts.A33" chart:class="chart:line">
            <chart:data-point chart:repeated="3"/>
          </chart:series>
          <chart:series chart:style-name="ch8" chart:values-cell-range-address="Charts.B34:Charts.D34" chart:label-cell-address="Charts.A34:Charts.A34" chart:class="chart:line">
            <chart:data-point chart:repeated="3"/>
          </chart:series>
          <chart:series chart:style-name="ch9" chart:values-cell-range-address="Charts.B35:Charts.D35" chart:label-cell-address="Charts.A35:Charts.A35" chart:class="chart:line">
            <chart:data-point chart:repeated="3"/>
          </chart:series>
          <chart:series chart:style-name="ch10" chart:values-cell-range-address="Charts.B36:Charts.D36" chart:label-cell-address="Charts.A36:Charts.A36" chart:class="chart:line">
            <chart:data-point chart:repeated="3"/>
          </chart:series>
          <chart:series chart:style-name="ch11" chart:values-cell-range-address="Charts.B37:Charts.D37" chart:label-cell-address="Charts.A37:Charts.A37" chart:class="chart:line">
            <chart:data-point chart:repeated="3"/>
          </chart:series>
          <chart:series chart:style-name="ch12" chart:values-cell-range-address="Charts.B38:Charts.D38" chart:label-cell-address="Charts.A38:Charts.A38" chart:class="chart:line">
            <chart:data-point chart:repeated="3"/>
          </chart:series>
          <chart:series chart:style-name="ch13" chart:values-cell-range-address="Charts.B39:Charts.D39" chart:label-cell-address="Charts.A39:Charts.A3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Charts.B32:Charts.D32</svg:desc>
                </draw:g>
              </table:table-cell>
              <table:table-cell office:value-type="float" office:value="2050">
                <text:p>2050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Walking</text:p>
                <draw:g>
                  <svg:desc>Charts.A33:Charts.A33</svg:desc>
                </draw:g>
              </table:table-cell>
              <table:table-cell office:value-type="float" office:value="17.0940170940171">
                <text:p>17.0940170940171</text:p>
                <draw:g>
                  <svg:desc>Charts.B33:Charts.D33</svg:desc>
                </draw:g>
              </table:table-cell>
              <table:table-cell office:value-type="float" office:value="10.6761565836299">
                <text:p>10.6761565836299</text:p>
              </table:table-cell>
              <table:table-cell office:value-type="float" office:value="3.59477124183007">
                <text:p>3.59477124183007</text:p>
              </table:table-cell>
            </table:table-row>
            <table:table-row>
              <table:table-cell office:value-type="string">
                <text:p>Biking</text:p>
                <draw:g>
                  <svg:desc>Charts.A34:Charts.A34</svg:desc>
                </draw:g>
              </table:table-cell>
              <table:table-cell office:value-type="float" office:value="6.83760683760684">
                <text:p>6.83760683760684</text:p>
                <draw:g>
                  <svg:desc>Charts.B34:Charts.D34</svg:desc>
                </draw:g>
              </table:table-cell>
              <table:table-cell office:value-type="float" office:value="6.76156583629893">
                <text:p>6.76156583629893</text:p>
              </table:table-cell>
              <table:table-cell office:value-type="float" office:value="10.7843137254902">
                <text:p>10.7843137254902</text:p>
              </table:table-cell>
            </table:table-row>
            <table:table-row>
              <table:table-cell office:value-type="string">
                <text:p>Bus</text:p>
                <draw:g>
                  <svg:desc>Charts.A35:Charts.A35</svg:desc>
                </draw:g>
              </table:table-cell>
              <table:table-cell office:value-type="float" office:value="25.6410256410256">
                <text:p>25.6410256410256</text:p>
                <draw:g>
                  <svg:desc>Charts.B35:Charts.D35</svg:desc>
                </draw:g>
              </table:table-cell>
              <table:table-cell office:value-type="float" office:value="28.4697508896797">
                <text:p>28.4697508896797</text:p>
              </table:table-cell>
              <table:table-cell office:value-type="float" office:value="26.1437908496732">
                <text:p>26.1437908496732</text:p>
              </table:table-cell>
            </table:table-row>
            <table:table-row>
              <table:table-cell office:value-type="string">
                <text:p>Train</text:p>
                <draw:g>
                  <svg:desc>Charts.A36:Charts.A36</svg:desc>
                </draw:g>
              </table:table-cell>
              <table:table-cell office:value-type="float" office:value="6.83760683760684">
                <text:p>6.83760683760684</text:p>
                <draw:g>
                  <svg:desc>Charts.B36:Charts.D36</svg:desc>
                </draw:g>
              </table:table-cell>
              <table:table-cell office:value-type="float" office:value="14.2348754448399">
                <text:p>14.2348754448399</text:p>
              </table:table-cell>
              <table:table-cell office:value-type="float" office:value="13.0718954248366">
                <text:p>13.0718954248366</text:p>
              </table:table-cell>
            </table:table-row>
            <table:table-row>
              <table:table-cell office:value-type="string">
                <text:p>Car</text:p>
                <draw:g>
                  <svg:desc>Charts.A37:Charts.A37</svg:desc>
                </draw:g>
              </table:table-cell>
              <table:table-cell office:value-type="float" office:value="35.8974358974359">
                <text:p>35.8974358974359</text:p>
                <draw:g>
                  <svg:desc>Charts.B37:Charts.D37</svg:desc>
                </draw:g>
              </table:table-cell>
              <table:table-cell office:value-type="float" office:value="30.2491103202847">
                <text:p>30.249110320284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HSTrain</text:p>
                <draw:g>
                  <svg:desc>Charts.A38:Charts.A38</svg:desc>
                </draw:g>
              </table:table-cell>
              <table:table-cell office:value-type="float" office:value="0">
                <text:p>0</text:p>
                <draw:g>
                  <svg:desc>Charts.B38:Charts.D38</svg:desc>
                </draw:g>
              </table:table-cell>
              <table:table-cell office:value-type="float" office:value="3.20284697508897">
                <text:p>3.2028469750889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Air</text:p>
                <draw:g>
                  <svg:desc>Charts.A39:Charts.A39</svg:desc>
                </draw:g>
              </table:table-cell>
              <table:table-cell office:value-type="float" office:value="7.69230769230769">
                <text:p>7.69230769230769</text:p>
                <draw:g>
                  <svg:desc>Charts.B39:Charts.D39</svg:desc>
                </draw:g>
              </table:table-cell>
              <table:table-cell office:value-type="float" office:value="6.40569395017794">
                <text:p>6.40569395017794</text:p>
              </table:table-cell>
              <table:table-cell office:value-type="float" office:value="7.18954248366013">
                <text:p>7.1895424836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Charts.A32:Charts.D39" chart:data-source-has-labels="both" svg:x="0.32cm" svg:y="0.18cm" svg:width="13.169cm" svg:height="8.64cm">
          <chartooo:coordinate-region svg:x="3.039cm" svg:y="1.181cm" svg:width="7.035cm" svg:height="7.035cm"/>
          <chart:axis chart:dimension="x" chart:name="primary-x" chart:style-name="ch4" chartooo:axis-type="auto">
            <chartooo:date-scale/>
            <chart:categories table:cell-range-address="Charts.A33:Charts.A3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Charts.B33:Charts.B39" chart:label-cell-address="Charts.B32:Charts.B32" chart:class="chart:radar">
            <chart:data-point chart:repeated="7"/>
          </chart:series>
          <chart:series chart:style-name="ch8" chart:values-cell-range-address="Charts.C33:Charts.C39" chart:label-cell-address="Charts.C32:Charts.C32" chart:class="chart:radar">
            <chart:data-point chart:repeated="7"/>
          </chart:series>
          <chart:series chart:style-name="ch9" chart:values-cell-range-address="Charts.D33:Charts.D39" chart:label-cell-address="Charts.D32:Charts.D32" chart:class="chart:rad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0</text:p>
                <draw:g>
                  <svg:desc>Charts.B32:Charts.B32</svg:desc>
                </draw:g>
              </table:table-cell>
              <table:table-cell office:value-type="string">
                <text:p>2050</text:p>
                <draw:g>
                  <svg:desc>Charts.C32:Charts.C32</svg:desc>
                </draw:g>
              </table:table-cell>
              <table:table-cell office:value-type="string">
                <text:p>2100</text:p>
                <draw:g>
                  <svg:desc>Charts.D32:Charts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lking</text:p>
                <draw:g>
                  <svg:desc>Charts.A33:Charts.A39</svg:desc>
                </draw:g>
              </table:table-cell>
              <table:table-cell office:value-type="float" office:value="17.0940170940171">
                <text:p>17.0940170940171</text:p>
                <draw:g>
                  <svg:desc>Charts.B33:Charts.B39</svg:desc>
                </draw:g>
              </table:table-cell>
              <table:table-cell office:value-type="float" office:value="10.6761565836299">
                <text:p>10.6761565836299</text:p>
                <draw:g>
                  <svg:desc>Charts.C33:Charts.C39</svg:desc>
                </draw:g>
              </table:table-cell>
              <table:table-cell office:value-type="float" office:value="3.59477124183007">
                <text:p>3.59477124183007</text:p>
                <draw:g>
                  <svg:desc>Charts.D33:Charts.D39</svg:desc>
                </draw:g>
              </table:table-cell>
            </table:table-row>
            <table:table-row>
              <table:table-cell office:value-type="string">
                <text:p>Biking</text:p>
              </table:table-cell>
              <table:table-cell office:value-type="float" office:value="6.83760683760684">
                <text:p>6.83760683760684</text:p>
              </table:table-cell>
              <table:table-cell office:value-type="float" office:value="6.76156583629893">
                <text:p>6.76156583629893</text:p>
              </table:table-cell>
              <table:table-cell office:value-type="float" office:value="10.7843137254902">
                <text:p>10.7843137254902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25.6410256410256">
                <text:p>25.6410256410256</text:p>
              </table:table-cell>
              <table:table-cell office:value-type="float" office:value="28.4697508896797">
                <text:p>28.4697508896797</text:p>
              </table:table-cell>
              <table:table-cell office:value-type="float" office:value="26.1437908496732">
                <text:p>26.1437908496732</text:p>
              </table:table-cell>
            </table:table-row>
            <table:table-row>
              <table:table-cell office:value-type="string">
                <text:p>Train</text:p>
              </table:table-cell>
              <table:table-cell office:value-type="float" office:value="6.83760683760684">
                <text:p>6.83760683760684</text:p>
              </table:table-cell>
              <table:table-cell office:value-type="float" office:value="14.2348754448399">
                <text:p>14.2348754448399</text:p>
              </table:table-cell>
              <table:table-cell office:value-type="float" office:value="13.0718954248366">
                <text:p>13.0718954248366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35.8974358974359">
                <text:p>35.8974358974359</text:p>
              </table:table-cell>
              <table:table-cell office:value-type="float" office:value="30.2491103202847">
                <text:p>30.249110320284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HSTrain</text:p>
              </table:table-cell>
              <table:table-cell office:value-type="float" office:value="0">
                <text:p>0</text:p>
              </table:table-cell>
              <table:table-cell office:value-type="float" office:value="3.20284697508897">
                <text:p>3.2028469750889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6.40569395017794">
                <text:p>6.40569395017794</text:p>
              </table:table-cell>
              <table:table-cell office:value-type="float" office:value="7.18954248366013">
                <text:p>7.18954248366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Charts.A61:Charts.D66" chart:data-source-has-labels="both" svg:x="0.32cm" svg:y="0.18cm" svg:width="13.169cm" svg:height="8.64cm">
          <chartooo:coordinate-region svg:x="3.214cm" svg:y="1.99cm" svg:width="5.658cm" svg:height="5.658cm"/>
          <chart:axis chart:dimension="x" chart:name="primary-x" chart:style-name="ch4" chartooo:axis-type="auto">
            <chartooo:date-scale/>
            <chart:categories table:cell-range-address="Charts.A62:Charts.A66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Charts.B62:Charts.B66" chart:label-cell-address="Charts.B61:Charts.B61" chart:class="chart:radar">
            <chart:data-point chart:repeated="5"/>
          </chart:series>
          <chart:series chart:style-name="ch8" chart:values-cell-range-address="Charts.C62:Charts.C66" chart:label-cell-address="Charts.C61:Charts.C61" chart:class="chart:radar">
            <chart:data-point chart:repeated="5"/>
          </chart:series>
          <chart:series chart:style-name="ch9" chart:values-cell-range-address="Charts.D62:Charts.D66" chart:label-cell-address="Charts.D61:Charts.D61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Charts.B61:Charts.B61</svg:desc>
                </draw:g>
              </table:table-cell>
              <table:table-cell office:value-type="string">
                <text:p>2050</text:p>
                <draw:g>
                  <svg:desc>Charts.C61:Charts.C61</svg:desc>
                </draw:g>
              </table:table-cell>
              <table:table-cell office:value-type="string">
                <text:p>2100</text:p>
                <draw:g>
                  <svg:desc>Charts.D61:Charts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liability</text:p>
                <draw:g>
                  <svg:desc>Charts.A62:Charts.A66</svg:desc>
                </draw:g>
              </table:table-cell>
              <table:table-cell office:value-type="float" office:value="1">
                <text:p>1</text:p>
                <draw:g>
                  <svg:desc>Charts.B62:Charts.B66</svg:desc>
                </draw:g>
              </table:table-cell>
              <table:table-cell office:value-type="float" office:value="2">
                <text:p>2</text:p>
                <draw:g>
                  <svg:desc>Charts.C62:Charts.C66</svg:desc>
                </draw:g>
              </table:table-cell>
              <table:table-cell office:value-type="float" office:value="3">
                <text:p>3</text:p>
                <draw:g>
                  <svg:desc>Charts.D62:Charts.D66</svg:desc>
                </draw:g>
              </table:table-cell>
            </table:table-row>
            <table:table-row>
              <table:table-cell office:value-type="string">
                <text:p>Consumer cost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investments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Charts.A82:Charts.D87" chart:data-source-has-labels="both" svg:x="0.32cm" svg:y="0.18cm" svg:width="13.169cm" svg:height="8.64cm">
          <chartooo:coordinate-region svg:x="3.214cm" svg:y="1.99cm" svg:width="5.658cm" svg:height="5.658cm"/>
          <chart:axis chart:dimension="x" chart:name="primary-x" chart:style-name="ch4" chartooo:axis-type="auto">
            <chartooo:date-scale/>
            <chart:categories table:cell-range-address="Charts.A83:Charts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B83:Charts.B87" chart:label-cell-address="Charts.B82:Charts.B82" chart:class="chart:radar">
            <chart:data-point chart:repeated="5"/>
          </chart:series>
          <chart:series chart:style-name="ch8" chart:values-cell-range-address="Charts.C83:Charts.C87" chart:label-cell-address="Charts.C82:Charts.C82" chart:class="chart:radar">
            <chart:data-point chart:repeated="5"/>
          </chart:series>
          <chart:series chart:style-name="ch9" chart:values-cell-range-address="Charts.D83:Charts.D87" chart:label-cell-address="Charts.D82:Charts.D82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Charts.B82:Charts.B82</svg:desc>
                </draw:g>
              </table:table-cell>
              <table:table-cell office:value-type="string">
                <text:p>2050</text:p>
                <draw:g>
                  <svg:desc>Charts.C82:Charts.C82</svg:desc>
                </draw:g>
              </table:table-cell>
              <table:table-cell office:value-type="string">
                <text:p>2100</text:p>
                <draw:g>
                  <svg:desc>Charts.D82:Charts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liability</text:p>
                <draw:g>
                  <svg:desc>Charts.A83:Charts.A87</svg:desc>
                </draw:g>
              </table:table-cell>
              <table:table-cell office:value-type="float" office:value="3">
                <text:p>3</text:p>
                <draw:g>
                  <svg:desc>Charts.B83:Charts.B87</svg:desc>
                </draw:g>
              </table:table-cell>
              <table:table-cell office:value-type="float" office:value="3">
                <text:p>3</text:p>
                <draw:g>
                  <svg:desc>Charts.C83:Charts.C87</svg:desc>
                </draw:g>
              </table:table-cell>
              <table:table-cell office:value-type="float" office:value="2.5">
                <text:p>2.5</text:p>
                <draw:g>
                  <svg:desc>Charts.D83:Charts.D87</svg:desc>
                </draw:g>
              </table:table-cell>
            </table:table-row>
            <table:table-row>
              <table:table-cell office:value-type="string">
                <text:p>Consumer cost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investment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